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728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959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no Context self check" table:style-name="ta1" table:print="false">
        <table:shapes>
          <draw:frame draw:z-index="0" draw:style-name="gr1" svg:width="10.0587in" svg:height="8.2421in" svg:x="0.0181in" svg:y="8.3717in">
            <draw:object draw:notify-on-update-of-ranges="'no Context self check'.B2:'no Context self check'.B25 'no Context self check'.C1:'no Context self check'.C1 'no Context self check'.C2:'no Context self check'.C25 'no Context self check'.G1:'no Context self check'.G1 'no Context self check'.G2:'no Context self check'.G25 'no Context self check'.K1:'no Context self check'.K1 'no Context self check'.K2:'no Context self check'.K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0.0949in" svg:height="8.2362in" svg:x="0.0004in" svg:y="16.6492in">
            <draw:object draw:notify-on-update-of-ranges="'context self check'.B2:'context self check'.B25 'context self check'.C1:'context self check'.C1 'context self check'.C2:'context self check'.C25 'context self check'.G1:'context self check'.G1 'context self check'.G2:'context self check'.G25 'context self check'.K1:'context self check'.K1 'context self check'.K2:'context self check'.K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0.5681in" svg:height="8.2185in" svg:x="10.1677in" svg:y="0.0354in">
            <draw:object draw:notify-on-update-of-ranges="'no Context self check'.B1:'no Context self check'.B1 'no Context self check'.B2:'no Context self check'.B25 'no Context self check'.C1:'no Context self check'.C1 'no Context self check'.C2:'no Context self check'.C25 'no Context self check'.G1:'no Context self check'.G1 'no Context self check'.G2:'no Context self check'.G25 'no Context self check'.K1:'no Context self check'.K1 'no Context self check'.K2:'no Context self check'.K2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/>
          <table:table-cell office:value-type="string">
            <text:p>Word</text:p>
          </table:table-cell>
          <table:table-cell office:value-type="string">
            <text:p>Cosine</text:p>
          </table:table-cell>
          <table:table-cell table:number-columns-repeated="3"/>
          <table:table-cell office:value-type="string">
            <text:p>Jaccard</text:p>
          </table:table-cell>
          <table:table-cell table:number-columns-repeated="3"/>
          <table:table-cell office:value-type="string">
            <text:p>Overlap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tensified</text:p>
          </table:table-cell>
          <table:table-cell office:value-type="float" office:value="0.910182054618206">
            <text:p>0.9101820546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tensified</text:p>
          </table:table-cell>
          <table:table-cell office:value-type="float" office:value="0.153846153846154">
            <text:p>0.1538461538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tensified</text:p>
          </table:table-cell>
          <table:table-cell office:value-type="float" office:value="0.375">
            <text:p>0.37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ceived</text:p>
          </table:table-cell>
          <table:table-cell office:value-type="float" office:value="0.999546801148327">
            <text:p>0.9995468011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ceived</text:p>
          </table:table-cell>
          <table:table-cell office:value-type="float" office:value="0.571428571428571">
            <text:p>0.5714285714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ceived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overeign</text:p>
          </table:table-cell>
          <table:table-cell office:value-type="float" office:value="0.883397741265959">
            <text:p>0.8833977413</text:p>
          </table:table-cell>
          <table:table-cell/>
          <table:table-cell office:value-type="string">
            <text:p>jaccard</text:p>
          </table:table-cell>
          <table:table-cell office:value-type="string">
            <text:p><text:s/>sovereign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Overlap</text:p>
          </table:table-cell>
          <table:table-cell office:value-type="string">
            <text:p><text:s/>sovereign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stallment</text:p>
          </table:table-cell>
          <table:table-cell office:value-type="float" office:value="0.989919539268929">
            <text:p>0.9899195393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stallment</text:p>
          </table:table-cell>
          <table:table-cell office:value-type="float" office:value="0.444444444444444">
            <text:p>0.4444444444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stallment</text:p>
          </table:table-cell>
          <table:table-cell office:value-type="float" office:value="0.791666666666667">
            <text:p>0.791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obligated</text:p>
          </table:table-cell>
          <table:table-cell office:value-type="float" office:value="0.954511636302884">
            <text:p>0.9545116363</text:p>
          </table:table-cell>
          <table:table-cell/>
          <table:table-cell office:value-type="string">
            <text:p>jaccard</text:p>
          </table:table-cell>
          <table:table-cell office:value-type="string">
            <text:p><text:s/>obligated</text:p>
          </table:table-cell>
          <table:table-cell office:value-type="float" office:value="0.333333333333333">
            <text:p>0.3333333333</text:p>
          </table:table-cell>
          <table:table-cell/>
          <table:table-cell office:value-type="string">
            <text:p>Overlap</text:p>
          </table:table-cell>
          <table:table-cell office:value-type="string">
            <text:p><text:s/>obligated</text:p>
          </table:table-cell>
          <table:table-cell office:value-type="float" office:value="0.708333333333333">
            <text:p>0.708333333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ublished</text:p>
          </table:table-cell>
          <table:table-cell office:value-type="float" office:value="0.994325463604356">
            <text:p>0.9943254636</text:p>
          </table:table-cell>
          <table:table-cell/>
          <table:table-cell office:value-type="string">
            <text:p>jaccard</text:p>
          </table:table-cell>
          <table:table-cell office:value-type="string">
            <text:p><text:s/>published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Overlap</text:p>
          </table:table-cell>
          <table:table-cell office:value-type="string">
            <text:p><text:s/>published</text:p>
          </table:table-cell>
          <table:table-cell office:value-type="float" office:value="0.791666666666667">
            <text:p>0.791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arcass</text:p>
          </table:table-cell>
          <table:table-cell office:value-type="float" office:value="0.909268492964578">
            <text:p>0.909268493</text:p>
          </table:table-cell>
          <table:table-cell/>
          <table:table-cell office:value-type="string">
            <text:p>jaccard</text:p>
          </table:table-cell>
          <table:table-cell office:value-type="string">
            <text:p><text:s/>carcass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Overlap</text:p>
          </table:table-cell>
          <table:table-cell office:value-type="string">
            <text:p><text:s/>carcass</text:p>
          </table:table-cell>
          <table:table-cell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atellite</text:p>
          </table:table-cell>
          <table:table-cell office:value-type="float" office:value="0.999773234057328">
            <text:p>0.9997732341</text:p>
          </table:table-cell>
          <table:table-cell/>
          <table:table-cell office:value-type="string">
            <text:p>jaccard</text:p>
          </table:table-cell>
          <table:table-cell office:value-type="string">
            <text:p><text:s/>satellite</text:p>
          </table:table-cell>
          <table:table-cell office:value-type="float" office:value="0.285714285714286">
            <text:p>0.28571428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satellite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ci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cient</text:p>
          </table:table-cell>
          <table:table-cell office:value-type="float" office:value="0.111111111111111">
            <text:p>0.1111111111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cient</text:p>
          </table:table-cell>
          <table:table-cell office:value-type="float" office:value="0.791666666666667">
            <text:p>0.791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actice</text:p>
          </table:table-cell>
          <table:table-cell office:value-type="float" office:value="0.954545454545455">
            <text:p>0.9545454545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actice</text:p>
          </table:table-cell>
          <table:table-cell office:value-type="float" office:value="0.178571428571429">
            <text:p>0.1785714286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actice</text:p>
          </table:table-cell>
          <table:table-cell office:value-type="float" office:value="0.375">
            <text:p>0.37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dited</text:p>
          </table:table-cell>
          <table:table-cell office:value-type="float" office:value="0.952212095836781">
            <text:p>0.9522120958</text:p>
          </table:table-cell>
          <table:table-cell/>
          <table:table-cell office:value-type="string">
            <text:p>jaccard</text:p>
          </table:table-cell>
          <table:table-cell office:value-type="string">
            <text:p><text:s/>edited</text:p>
          </table:table-cell>
          <table:table-cell office:value-type="float" office:value="0.461538461538462">
            <text:p>0.4615384615</text:p>
          </table:table-cell>
          <table:table-cell/>
          <table:table-cell office:value-type="string">
            <text:p>Overlap</text:p>
          </table:table-cell>
          <table:table-cell office:value-type="string">
            <text:p><text:s/>edited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vaded</text:p>
          </table:table-cell>
          <table:table-cell office:value-type="float" office:value="0.98907071009368">
            <text:p>0.9890707101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vaded</text:p>
          </table:table-cell>
          <table:table-cell office:value-type="float" office:value="0.3125">
            <text:p>0.31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vaded</text:p>
          </table:table-cell>
          <table:table-cell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tagonist</text:p>
          </table:table-cell>
          <table:table-cell office:value-type="float" office:value="0.977372094268387">
            <text:p>0.9773720943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tagonist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tagonist</text:p>
          </table:table-cell>
          <table:table-cell office:value-type="float" office:value="0.791666666666667">
            <text:p>0.791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ba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bat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bat</text:p>
          </table:table-cell>
          <table:table-cell office:value-type="float" office:value="0.875">
            <text:p>0.87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edominantly</text:p>
          </table:table-cell>
          <table:table-cell office:value-type="float" office:value="0.942030145446989">
            <text:p>0.9420301454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edominantly</text:p>
          </table:table-cell>
          <table:table-cell office:value-type="float" office:value="0.6">
            <text:p>0.6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edominantly</text:p>
          </table:table-cell>
          <table:table-cell office:value-type="float" office:value="0.708333333333333">
            <text:p>0.708333333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tired</text:p>
          </table:table-cell>
          <table:table-cell office:value-type="float" office:value="0.984630629429086">
            <text:p>0.9846306294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tired</text:p>
          </table:table-cell>
          <table:table-cell office:value-type="float" office:value="0.368421052631579">
            <text:p>0.3684210526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tired</text:p>
          </table:table-cell>
          <table:table-cell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unded</text:p>
          </table:table-cell>
          <table:table-cell office:value-type="float" office:value="0.966012279167457">
            <text:p>0.9660122792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unded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unded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longevity</text:p>
          </table:table-cell>
          <table:table-cell office:value-type="float" office:value="0.766748476233537">
            <text:p>0.7667484762</text:p>
          </table:table-cell>
          <table:table-cell/>
          <table:table-cell office:value-type="string">
            <text:p>jaccard</text:p>
          </table:table-cell>
          <table:table-cell office:value-type="string">
            <text:p><text:s/>longevity</text:p>
          </table:table-cell>
          <table:table-cell office:value-type="float" office:value="0.347826086956522">
            <text:p>0.347826087</text:p>
          </table:table-cell>
          <table:table-cell/>
          <table:table-cell office:value-type="string">
            <text:p>Overlap</text:p>
          </table:table-cell>
          <table:table-cell office:value-type="string">
            <text:p><text:s/>longevity</text:p>
          </table:table-cell>
          <table:table-cell office:value-type="float" office:value="0.416666666666667">
            <text:p>0.416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ettled</text:p>
          </table:table-cell>
          <table:table-cell office:value-type="float" office:value="0.93727932208885">
            <text:p>0.9372793221</text:p>
          </table:table-cell>
          <table:table-cell/>
          <table:table-cell office:value-type="string">
            <text:p>jaccard</text:p>
          </table:table-cell>
          <table:table-cell office:value-type="string">
            <text:p><text:s/>settled</text:p>
          </table:table-cell>
          <table:table-cell office:value-type="float" office:value="0.304347826086957">
            <text:p>0.3043478261</text:p>
          </table:table-cell>
          <table:table-cell/>
          <table:table-cell office:value-type="string">
            <text:p>Overlap</text:p>
          </table:table-cell>
          <table:table-cell office:value-type="string">
            <text:p><text:s/>settled</text:p>
          </table:table-cell>
          <table:table-cell office:value-type="float" office:value="0.541666666666667">
            <text:p>0.541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oduced</text:p>
          </table:table-cell>
          <table:table-cell office:value-type="float" office:value="0.998868137724438">
            <text:p>0.9988681377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oduced</text:p>
          </table:table-cell>
          <table:table-cell office:value-type="float" office:value="0.181818181818182">
            <text:p>0.1818181818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oduced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petitions</text:p>
          </table:table-cell>
          <table:table-cell office:value-type="float" office:value="0.945649217084804">
            <text:p>0.9456492171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petitions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petitions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otballer</text:p>
          </table:table-cell>
          <table:table-cell office:value-type="float" office:value="0.905909938162051">
            <text:p>0.9059099382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otballer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otballer</text:p>
          </table:table-cell>
          <table:table-cell office:value-type="float" office:value="0.625">
            <text:p>0.62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nceals</text:p>
          </table:table-cell>
          <table:table-cell office:value-type="float" office:value="0.99999805485125">
            <text:p>0.9999980549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nceals</text:p>
          </table:table-cell>
          <table:table-cell office:value-type="float" office:value="0.666666666666667">
            <text:p>0.66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nceals</text:p>
          </table:table-cell>
          <table:table-cell office:value-type="float" office:value="0.958333333333333">
            <text:p>0.958333333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xpress</text:p>
          </table:table-cell>
          <table:table-cell office:value-type="float" office:value="0.939573009430001">
            <text:p>0.9395730094</text:p>
          </table:table-cell>
          <table:table-cell/>
          <table:table-cell office:value-type="string">
            <text:p>jaccard</text:p>
          </table:table-cell>
          <table:table-cell office:value-type="string">
            <text:p><text:s/>express</text:p>
          </table:table-cell>
          <table:table-cell office:value-type="float" office:value="0.416666666666667">
            <text:p>0.41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express</text:p>
          </table:table-cell>
          <table:table-cell office:value-type="float" office:value="0.666666666666667">
            <text:p>0.6666666667</text:p>
          </table:table-cell>
        </table:table-row>
      </table:table>
      <table:table table:name="context self check" table:style-name="ta1" table:print-ranges="'context self check'.A1:'context self check'.Y149">
        <table:shapes>
          <draw:frame draw:z-index="0" draw:style-name="gr1" svg:width="10.0949in" svg:height="8.2362in" svg:x="0in" svg:y="8.3953in">
            <draw:object draw:notify-on-update-of-ranges="'context self check'.B2:'context self check'.B25 'context self check'.C1:'context self check'.C1 'context self check'.C2:'context self check'.C25 'context self check'.G1:'context self check'.G1 'context self check'.G2:'context self check'.G25 'context self check'.K1:'context self check'.K1 'context self check'.K2:'context self check'.K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0587in" svg:height="8.2421in" svg:x="0in" svg:y="16.685in">
            <draw:object draw:notify-on-update-of-ranges="'no Context self check'.B2:'no Context self check'.B25 'no Context self check'.C1:'no Context self check'.C1 'no Context self check'.C2:'no Context self check'.C25 'no Context self check'.G1:'no Context self check'.G1 'no Context self check'.G2:'no Context self check'.G25 'no Context self check'.K1:'no Context self check'.K1 'no Context self check'.K2:'no Context self check'.K2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0.6535in" svg:height="8.6492in" svg:x="10.1732in" svg:y="0.0394in">
            <draw:object draw:notify-on-update-of-ranges="'context self check'.B1:'context self check'.B1 'context self check'.B2:'context self check'.B25 'context self check'.C1:'context self check'.C1 'context self check'.C2:'context self check'.C25 'context self check'.G1:'context self check'.G1 'context self check'.G2:'context self check'.G25 'context self check'.K1:'context self check'.K1 'context self check'.K2:'context self check'.K2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/>
          <table:table-cell office:value-type="string">
            <text:p>Word</text:p>
          </table:table-cell>
          <table:table-cell office:value-type="string">
            <text:p>Cosine</text:p>
          </table:table-cell>
          <table:table-cell table:number-columns-repeated="3"/>
          <table:table-cell office:value-type="string">
            <text:p>Jaccard</text:p>
          </table:table-cell>
          <table:table-cell table:number-columns-repeated="3"/>
          <table:table-cell office:value-type="string">
            <text:p>Overlap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tensified</text:p>
          </table:table-cell>
          <table:table-cell office:value-type="float" office:value="0.904310664416702">
            <text:p>0.9043106644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tensified</text:p>
          </table:table-cell>
          <table:table-cell office:value-type="float" office:value="0.266666666666667">
            <text:p>0.26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tensified</text:p>
          </table:table-cell>
          <table:table-cell office:value-type="float" office:value="0.541666666666667">
            <text:p>0.541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ceived</text:p>
          </table:table-cell>
          <table:table-cell office:value-type="float" office:value="0.918776353559149">
            <text:p>0.9187763536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ceived</text:p>
          </table:table-cell>
          <table:table-cell office:value-type="float" office:value="0.555555555555556">
            <text:p>0.5555555556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ceived</text:p>
          </table:table-cell>
          <table:table-cell office:value-type="float" office:value="0.708333333333333">
            <text:p>0.708333333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overeign</text:p>
          </table:table-cell>
          <table:table-cell office:value-type="float" office:value="0.955939825837893">
            <text:p>0.9559398258</text:p>
          </table:table-cell>
          <table:table-cell/>
          <table:table-cell office:value-type="string">
            <text:p>jaccard</text:p>
          </table:table-cell>
          <table:table-cell office:value-type="string">
            <text:p><text:s/>sovereign</text:p>
          </table:table-cell>
          <table:table-cell office:value-type="float" office:value="0.384615384615385">
            <text:p>0.3846153846</text:p>
          </table:table-cell>
          <table:table-cell/>
          <table:table-cell office:value-type="string">
            <text:p>Overlap</text:p>
          </table:table-cell>
          <table:table-cell office:value-type="string">
            <text:p><text:s/>sovereign</text:p>
          </table:table-cell>
          <table:table-cell office:value-type="float" office:value="0.708333333333333">
            <text:p>0.708333333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stallment</text:p>
          </table:table-cell>
          <table:table-cell office:value-type="float" office:value="0.839064541039189">
            <text:p>0.839064541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stallment</text:p>
          </table:table-cell>
          <table:table-cell office:value-type="float" office:value="0.416666666666667">
            <text:p>0.4166666667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stallment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obligated</text:p>
          </table:table-cell>
          <table:table-cell office:value-type="float" office:value="0.980016809205986">
            <text:p>0.9800168092</text:p>
          </table:table-cell>
          <table:table-cell/>
          <table:table-cell office:value-type="string">
            <text:p>jaccard</text:p>
          </table:table-cell>
          <table:table-cell office:value-type="string">
            <text:p><text:s/>obligated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Overlap</text:p>
          </table:table-cell>
          <table:table-cell office:value-type="string">
            <text:p><text:s/>obligated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ublished</text:p>
          </table:table-cell>
          <table:table-cell office:value-type="float" office:value="0.884020707942481">
            <text:p>0.8840207079</text:p>
          </table:table-cell>
          <table:table-cell/>
          <table:table-cell office:value-type="string">
            <text:p>jaccard</text:p>
          </table:table-cell>
          <table:table-cell office:value-type="string">
            <text:p><text:s/>published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Overlap</text:p>
          </table:table-cell>
          <table:table-cell office:value-type="string">
            <text:p><text:s/>published</text:p>
          </table:table-cell>
          <table:table-cell office:value-type="float" office:value="0.625">
            <text:p>0.62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arcass</text:p>
          </table:table-cell>
          <table:table-cell office:value-type="float" office:value="0.885056954893596">
            <text:p>0.8850569549</text:p>
          </table:table-cell>
          <table:table-cell/>
          <table:table-cell office:value-type="string">
            <text:p>jaccard</text:p>
          </table:table-cell>
          <table:table-cell office:value-type="string">
            <text:p><text:s/>carcass</text:p>
          </table:table-cell>
          <table:table-cell office:value-type="float" office:value="0.625">
            <text:p>0.6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carcass</text:p>
          </table:table-cell>
          <table:table-cell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atellite</text:p>
          </table:table-cell>
          <table:table-cell office:value-type="float" office:value="0.974677161463257">
            <text:p>0.9746771615</text:p>
          </table:table-cell>
          <table:table-cell/>
          <table:table-cell office:value-type="string">
            <text:p>jaccard</text:p>
          </table:table-cell>
          <table:table-cell office:value-type="string">
            <text:p><text:s/>satellit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Overlap</text:p>
          </table:table-cell>
          <table:table-cell office:value-type="string">
            <text:p><text:s/>satellite</text:p>
          </table:table-cell>
          <table:table-cell office:value-type="float" office:value="0.791666666666667">
            <text:p>0.791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cien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cient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cient</text:p>
          </table:table-cell>
          <table:table-cell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actice</text:p>
          </table:table-cell>
          <table:table-cell office:value-type="float" office:value="0.930114506042284">
            <text:p>0.930114506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actice</text:p>
          </table:table-cell>
          <table:table-cell office:value-type="float" office:value="0.375">
            <text:p>0.375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actice</text:p>
          </table:table-cell>
          <table:table-cell office:value-type="float" office:value="0.583333333333333">
            <text:p>0.583333333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dited</text:p>
          </table:table-cell>
          <table:table-cell office:value-type="float" office:value="0.983469935866927">
            <text:p>0.9834699359</text:p>
          </table:table-cell>
          <table:table-cell/>
          <table:table-cell office:value-type="string">
            <text:p>jaccard</text:p>
          </table:table-cell>
          <table:table-cell office:value-type="string">
            <text:p><text:s/>edited</text:p>
          </table:table-cell>
          <table:table-cell office:value-type="float" office:value="0.363636363636364">
            <text:p>0.3636363636</text:p>
          </table:table-cell>
          <table:table-cell/>
          <table:table-cell office:value-type="string">
            <text:p>Overlap</text:p>
          </table:table-cell>
          <table:table-cell office:value-type="string">
            <text:p><text:s/>edited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invaded</text:p>
          </table:table-cell>
          <table:table-cell office:value-type="float" office:value="0.961970027607935">
            <text:p>0.9619700276</text:p>
          </table:table-cell>
          <table:table-cell/>
          <table:table-cell office:value-type="string">
            <text:p>jaccard</text:p>
          </table:table-cell>
          <table:table-cell office:value-type="string">
            <text:p><text:s/>invaded</text:p>
          </table:table-cell>
          <table:table-cell office:value-type="float" office:value="0.384615384615385">
            <text:p>0.3846153846</text:p>
          </table:table-cell>
          <table:table-cell/>
          <table:table-cell office:value-type="string">
            <text:p>Overlap</text:p>
          </table:table-cell>
          <table:table-cell office:value-type="string">
            <text:p><text:s/>invaded</text:p>
          </table:table-cell>
          <table:table-cell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antagonist</text:p>
          </table:table-cell>
          <table:table-cell office:value-type="float" office:value="0.953945554637224">
            <text:p>0.9539455546</text:p>
          </table:table-cell>
          <table:table-cell/>
          <table:table-cell office:value-type="string">
            <text:p>jaccard</text:p>
          </table:table-cell>
          <table:table-cell office:value-type="string">
            <text:p><text:s/>antagonist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Overlap</text:p>
          </table:table-cell>
          <table:table-cell office:value-type="string">
            <text:p><text:s/>antagonist</text:p>
          </table:table-cell>
          <table:table-cell office:value-type="float" office:value="0.708333333333333">
            <text:p>0.708333333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bat</text:p>
          </table:table-cell>
          <table:table-cell office:value-type="float" office:value="0.999997667581363">
            <text:p>0.9999976676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bat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bat</text:p>
          </table:table-cell>
          <table:table-cell office:value-type="float" office:value="0.916666666666667">
            <text:p>0.916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edominantly</text:p>
          </table:table-cell>
          <table:table-cell office:value-type="float" office:value="0.992277876713668">
            <text:p>0.9922778767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edominantly</text:p>
          </table:table-cell>
          <table:table-cell office:value-type="float" office:value="0.285714285714286">
            <text:p>0.28571428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edominantly</text:p>
          </table:table-cell>
          <table:table-cell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retired</text:p>
          </table:table-cell>
          <table:table-cell office:value-type="float" office:value="0.927933951960458">
            <text:p>0.927933952</text:p>
          </table:table-cell>
          <table:table-cell/>
          <table:table-cell office:value-type="string">
            <text:p>jaccard</text:p>
          </table:table-cell>
          <table:table-cell office:value-type="string">
            <text:p><text:s/>retired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retired</text:p>
          </table:table-cell>
          <table:table-cell office:value-type="float" office:value="0.583333333333333">
            <text:p>0.583333333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unded</text:p>
          </table:table-cell>
          <table:table-cell office:value-type="float" office:value="0.95589408858543">
            <text:p>0.9558940886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unded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unded</text:p>
          </table:table-cell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longevity</text:p>
          </table:table-cell>
          <table:table-cell office:value-type="float" office:value="0.932864820836795">
            <text:p>0.9328648208</text:p>
          </table:table-cell>
          <table:table-cell/>
          <table:table-cell office:value-type="string">
            <text:p>jaccard</text:p>
          </table:table-cell>
          <table:table-cell office:value-type="string">
            <text:p><text:s/>longevity</text:p>
          </table:table-cell>
          <table:table-cell office:value-type="float" office:value="0.285714285714286">
            <text:p>0.2857142857</text:p>
          </table:table-cell>
          <table:table-cell/>
          <table:table-cell office:value-type="string">
            <text:p>Overlap</text:p>
          </table:table-cell>
          <table:table-cell office:value-type="string">
            <text:p><text:s/>longevity</text:p>
          </table:table-cell>
          <table:table-cell office:value-type="float" office:value="0.541666666666667">
            <text:p>0.541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settled</text:p>
          </table:table-cell>
          <table:table-cell office:value-type="float" office:value="0.993553502643998">
            <text:p>0.9935535026</text:p>
          </table:table-cell>
          <table:table-cell/>
          <table:table-cell office:value-type="string">
            <text:p>jaccard</text:p>
          </table:table-cell>
          <table:table-cell office:value-type="string">
            <text:p><text:s/>settled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Overlap</text:p>
          </table:table-cell>
          <table:table-cell office:value-type="string">
            <text:p><text:s/>settled</text:p>
          </table:table-cell>
          <table:table-cell office:value-type="float" office:value="0.666666666666667">
            <text:p>0.666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produced</text:p>
          </table:table-cell>
          <table:table-cell office:value-type="float" office:value="0.981146885347779">
            <text:p>0.9811468853</text:p>
          </table:table-cell>
          <table:table-cell/>
          <table:table-cell office:value-type="string">
            <text:p>jaccard</text:p>
          </table:table-cell>
          <table:table-cell office:value-type="string">
            <text:p><text:s/>produced</text:p>
          </table:table-cell>
          <table:table-cell office:value-type="float" office:value="0.428571428571429">
            <text:p>0.4285714286</text:p>
          </table:table-cell>
          <table:table-cell/>
          <table:table-cell office:value-type="string">
            <text:p>Overlap</text:p>
          </table:table-cell>
          <table:table-cell office:value-type="string">
            <text:p><text:s/>produced</text:p>
          </table:table-cell>
          <table:table-cell office:value-type="float" office:value="0.833333333333333">
            <text:p>0.833333333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mpetitions</text:p>
          </table:table-cell>
          <table:table-cell office:value-type="float" office:value="0.787322709681569">
            <text:p>0.7873227097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mpetitions</text:p>
          </table:table-cell>
          <table:table-cell office:value-type="float" office:value="0.454545454545455">
            <text:p>0.4545454545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mpetitions</text:p>
          </table:table-cell>
          <table:table-cell office:value-type="float" office:value="0.541666666666667">
            <text:p>0.5416666667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footballer</text:p>
          </table:table-cell>
          <table:table-cell office:value-type="float" office:value="0.978249886794331">
            <text:p>0.9782498868</text:p>
          </table:table-cell>
          <table:table-cell/>
          <table:table-cell office:value-type="string">
            <text:p>jaccard</text:p>
          </table:table-cell>
          <table:table-cell office:value-type="string">
            <text:p><text:s/>footballer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Overlap</text:p>
          </table:table-cell>
          <table:table-cell office:value-type="string">
            <text:p><text:s/>footballer</text:p>
          </table:table-cell>
          <table:table-cell office:value-type="float" office:value="0.875">
            <text:p>0.875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conceal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jaccard</text:p>
          </table:table-cell>
          <table:table-cell office:value-type="string">
            <text:p><text:s/>conceals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Overlap</text:p>
          </table:table-cell>
          <table:table-cell office:value-type="string">
            <text:p><text:s/>conceals</text:p>
          </table:table-cell>
          <table:table-cell office:value-type="float" office:value="0.958333333333333">
            <text:p>0.9583333333</text:p>
          </table:table-cell>
        </table:table-row>
        <table:table-row table:style-name="ro1">
          <table:table-cell office:value-type="string">
            <text:p>Cosine</text:p>
          </table:table-cell>
          <table:table-cell office:value-type="string">
            <text:p><text:s/>express</text:p>
          </table:table-cell>
          <table:table-cell office:value-type="float" office:value="0.999986680430222">
            <text:p>0.9999866804</text:p>
          </table:table-cell>
          <table:table-cell/>
          <table:table-cell office:value-type="string">
            <text:p>jaccard</text:p>
          </table:table-cell>
          <table:table-cell office:value-type="string">
            <text:p><text:s/>express</text:p>
          </table:table-cell>
          <table:table-cell office:value-type="float" office:value="0.230769230769231">
            <text:p>0.2307692308</text:p>
          </table:table-cell>
          <table:table-cell/>
          <table:table-cell office:value-type="string">
            <text:p>Overlap</text:p>
          </table:table-cell>
          <table:table-cell office:value-type="string">
            <text:p><text:s/>express</text:p>
          </table:table-cell>
          <table:table-cell office:value-type="float" office:value="0.75">
            <text:p>0.75</text:p>
          </table:table-cell>
        </table:table-row>
      </table:table>
      <table:database-ranges>
        <table:database-range table:target-range-address="'no Context self check'.O1:'no Context self check'.Q9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2">07/02/2012</text:date>, <text:time>16:2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7-02T16:25:43</dc:date>
    <dc:creator>Edward Pendergast</dc:creator>
    <meta:generator>LibreOffice/3.3$Unix LibreOffice_project/330m19$Build-401</meta:generator>
    <meta:editing-duration>PT5H54M12S</meta:editing-duration>
    <meta:editing-cycles>1</meta:editing-cycles>
    <meta:document-statistic meta:table-count="2" meta:cell-count="44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642cm" svg:height="20.921cm" xlink:href=".." xlink:type="simple" chart:class="chart:bar" chart:style-name="ch1">
        <chart:title svg:x="10.634cm" svg:y="0.554cm" chart:style-name="ch2">
          <text:p>Context Sefl Similarity</text:p>
        </chart:title>
        <chart:legend chart:legend-position="top" svg:x="10.299cm" svg:y="1.936cm" chart:style-name="ch3"/>
        <chart:plot-area chart:style-name="ch4" table:cell-range-address="'context self check'.B2:'context self check'.C25 'context self check'.B1:'context self check'.C1 'context self check'.G1:'context self check'.G25 'context self check'.K1:'context self check'.K25" chart:data-source-has-labels="both" svg:x="0.962cm" svg:y="3.362cm" svg:width="23.656cm" svg:height="16.721cm">
          <chartooo:coordinate-region svg:x="1.689cm" svg:y="3.562cm" svg:width="22.929cm" svg:height="14.022cm"/>
          <chart:axis chart:dimension="x" chart:name="primary-x" chart:style-name="ch5">
            <chart:categories table:cell-range-address="'context self check'.B2:'context self check'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text self check'.C2:'context self check'.C25" chart:label-cell-address="'context self check'.C1:'context self check'.C1" chart:class="chart:bar">
            <chart:mean-value chart:style-name="ch9"/>
            <chart:data-point chart:repeated="24"/>
          </chart:series>
          <chart:series chart:style-name="ch10" chart:values-cell-range-address="'context self check'.G2:'context self check'.G25" chart:label-cell-address="'context self check'.G1:'context self check'.G1" chart:class="chart:bar">
            <chart:data-point chart:repeated="24"/>
          </chart:series>
          <chart:series chart:style-name="ch11" chart:values-cell-range-address="'context self check'.K2:'context self check'.K25" chart:label-cell-address="'context self check'.K1:'context self check'.K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</text:p>
                <draw:g>
                  <svg:desc>'context self check'.C1:'context self check'.C1</svg:desc>
                </draw:g>
              </table:table-cell>
              <table:table-cell office:value-type="string">
                <text:p>Jaccard</text:p>
                <draw:g>
                  <svg:desc>'context self check'.G1:'context self check'.G1</svg:desc>
                </draw:g>
              </table:table-cell>
              <table:table-cell office:value-type="string">
                <text:p>Overlap</text:p>
                <draw:g>
                  <svg:desc>'context self check'.K1:'context self check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'context self check'.B2:'context self check'.B25</svg:desc>
                </draw:g>
              </table:table-cell>
              <table:table-cell office:value-type="float" office:value="0.92322353610463">
                <text:p>0.92322353610463</text:p>
                <draw:g>
                  <svg:desc>'context self check'.C2:'context self check'.C25</svg:desc>
                </draw:g>
              </table:table-cell>
              <table:table-cell office:value-type="float" office:value="0.266666666666667">
                <text:p>0.266666666666667</text:p>
                <draw:g>
                  <svg:desc>'context self check'.G2:'context self check'.G25</svg:desc>
                </draw:g>
              </table:table-cell>
              <table:table-cell office:value-type="float" office:value="0.583333333333333">
                <text:p>0.583333333333333</text:p>
                <draw:g>
                  <svg:desc>'context self check'.K2:'context self check'.K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961541095510951">
                <text:p>0.96154109551095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999425947139835">
                <text:p>0.99942594713983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81879574315484">
                <text:p>0.81879574315484</text:p>
              </table:table-cell>
              <table:table-cell office:value-type="float" office:value="0.5">
                <text:p>0.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971647125557706">
                <text:p>0.971647125557706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960182489542035">
                <text:p>0.960182489542035</text:p>
              </table:table-cell>
              <table:table-cell office:value-type="float" office:value="0.375">
                <text:p>0.375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978363622663506">
                <text:p>0.978363622663506</text:p>
              </table:table-cell>
              <table:table-cell office:value-type="float" office:value="0.75">
                <text:p>0.7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866730303381668">
                <text:p>0.866730303381668</text:p>
              </table:table-cell>
              <table:table-cell office:value-type="float" office:value="0.3125">
                <text:p>0.3125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983880085298478">
                <text:p>0.983880085298478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915609759792614">
                <text:p>0.915609759792614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832922723141697">
                <text:p>0.832922723141697</text:p>
              </table:table-cell>
              <table:table-cell office:value-type="float" office:value="0.4">
                <text:p>0.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999997667581363">
                <text:p>0.999997667581363</text:p>
              </table:table-cell>
              <table:table-cell office:value-type="float" office:value="0.4">
                <text:p>0.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998548302510375">
                <text:p>0.99854830251037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953236069308866">
                <text:p>0.953236069308866</text:p>
              </table:table-cell>
              <table:table-cell office:value-type="float" office:value="0.25">
                <text:p>0.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999342096868271">
                <text:p>0.999342096868271</text:p>
              </table:table-cell>
              <table:table-cell office:value-type="float" office:value="0.5">
                <text:p>0.5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948489748462036">
                <text:p>0.948489748462036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970189965096331">
                <text:p>0.970189965096331</text:p>
              </table:table-cell>
              <table:table-cell office:value-type="float" office:value="0.25">
                <text:p>0.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981572186847253">
                <text:p>0.98157218684725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804105113784016">
                <text:p>0.804105113784016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899543484525638">
                <text:p>0.899543484525638</text:p>
              </table:table-cell>
              <table:table-cell office:value-type="float" office:value="0.8">
                <text:p>0.8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999986680430222">
                <text:p>0.99998668043022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mean-valu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55cm" svg:height="20.936cm" xlink:href=".." xlink:type="simple" chart:class="chart:bar" chart:style-name="ch1">
        <chart:title svg:x="10.297cm" svg:y="0.554cm" chart:style-name="ch2">
          <text:p>No context Self Similarity</text:p>
        </chart:title>
        <chart:legend chart:legend-position="top" svg:x="10.253cm" svg:y="1.936cm" chart:style-name="ch3"/>
        <chart:plot-area chart:style-name="ch4" table:cell-range-address="'no Context self check'.B2:'no Context self check'.C25 'no Context self check'.B1:'no Context self check'.C1 'no Context self check'.G1:'no Context self check'.G25 'no Context self check'.K1:'no Context self check'.K25" chart:data-source-has-labels="both" svg:x="0.961cm" svg:y="3.362cm" svg:width="23.567cm" svg:height="16.736cm">
          <chartooo:coordinate-region svg:x="1.688cm" svg:y="3.561cm" svg:width="22.84cm" svg:height="14.038cm"/>
          <chart:axis chart:dimension="x" chart:name="primary-x" chart:style-name="ch5">
            <chart:categories table:cell-range-address="'no Context self check'.B2:'no Context self check'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o Context self check'.C2:'no Context self check'.C25" chart:label-cell-address="'no Context self check'.C1:'no Context self check'.C1" chart:class="chart:bar">
            <chart:mean-value chart:style-name="ch9"/>
            <chart:data-point chart:repeated="24"/>
          </chart:series>
          <chart:series chart:style-name="ch10" chart:values-cell-range-address="'no Context self check'.G2:'no Context self check'.G25" chart:label-cell-address="'no Context self check'.G1:'no Context self check'.G1" chart:class="chart:bar">
            <chart:data-point chart:repeated="24"/>
          </chart:series>
          <chart:series chart:style-name="ch11" chart:values-cell-range-address="'no Context self check'.K2:'no Context self check'.K25" chart:label-cell-address="'no Context self check'.K1:'no Context self check'.K1" chart:class="chart:bar">
            <chart:mean-value chart:style-name="ch12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</text:p>
                <draw:g>
                  <svg:desc>'no Context self check'.C1:'no Context self check'.C1</svg:desc>
                </draw:g>
              </table:table-cell>
              <table:table-cell office:value-type="string">
                <text:p>Jaccard</text:p>
                <draw:g>
                  <svg:desc>'no Context self check'.G1:'no Context self check'.G1</svg:desc>
                </draw:g>
              </table:table-cell>
              <table:table-cell office:value-type="string">
                <text:p>Overlap</text:p>
                <draw:g>
                  <svg:desc>'no Context self check'.K1:'no Context self check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'no Context self check'.B2:'no Context self check'.B25</svg:desc>
                </draw:g>
              </table:table-cell>
              <table:table-cell office:value-type="float" office:value="0.910182054618206">
                <text:p>0.910182054618206</text:p>
                <draw:g>
                  <svg:desc>'no Context self check'.C2:'no Context self check'.C25</svg:desc>
                </draw:g>
              </table:table-cell>
              <table:table-cell office:value-type="float" office:value="0.153846153846154">
                <text:p>0.153846153846154</text:p>
                <draw:g>
                  <svg:desc>'no Context self check'.G2:'no Context self check'.G25</svg:desc>
                </draw:g>
              </table:table-cell>
              <table:table-cell office:value-type="float" office:value="0.375">
                <text:p>0.375</text:p>
                <draw:g>
                  <svg:desc>'no Context self check'.K2:'no Context self check'.K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999546801148327">
                <text:p>0.99954680114832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883397741265959">
                <text:p>0.883397741265959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989919539268929">
                <text:p>0.989919539268929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954511636302884">
                <text:p>0.95451163630288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994325463604356">
                <text:p>0.994325463604356</text:p>
              </table:table-cell>
              <table:table-cell office:value-type="float" office:value="0.4">
                <text:p>0.4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909268492964578">
                <text:p>0.909268492964578</text:p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999773234057328">
                <text:p>0.99977323405732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952212095836781">
                <text:p>0.952212095836781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98907071009368">
                <text:p>0.98907071009368</text:p>
              </table:table-cell>
              <table:table-cell office:value-type="float" office:value="0.3125">
                <text:p>0.31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977372094268387">
                <text:p>0.977372094268387</text:p>
              </table:table-cell>
              <table:table-cell office:value-type="float" office:value="0.5">
                <text:p>0.5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942030145446989">
                <text:p>0.942030145446989</text:p>
              </table:table-cell>
              <table:table-cell office:value-type="float" office:value="0.6">
                <text:p>0.6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984630629429086">
                <text:p>0.984630629429086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966012279167457">
                <text:p>0.966012279167457</text:p>
              </table:table-cell>
              <table:table-cell office:value-type="float" office:value="0.4">
                <text:p>0.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766748476233537">
                <text:p>0.766748476233537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93727932208885">
                <text:p>0.93727932208885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998868137724438">
                <text:p>0.99886813772443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945649217084804">
                <text:p>0.945649217084804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905909938162051">
                <text:p>0.905909938162051</text:p>
              </table:table-cell>
              <table:table-cell office:value-type="float" office:value="0.25">
                <text:p>0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99999805485125">
                <text:p>0.9999980548512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939573009430001">
                <text:p>0.93957300943000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mean-valu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42cm" svg:height="20.921cm" xlink:href=".." xlink:type="simple" chart:class="chart:bar" chart:style-name="ch1">
        <chart:title svg:x="10.634cm" svg:y="0.554cm" chart:style-name="ch2">
          <text:p>Context Sefl Similarity</text:p>
        </chart:title>
        <chart:legend chart:legend-position="top" svg:x="10.299cm" svg:y="1.936cm" chart:style-name="ch3"/>
        <chart:plot-area chart:style-name="ch4" table:cell-range-address="'context self check'.B2:'context self check'.C25 'context self check'.B1:'context self check'.C1 'context self check'.G1:'context self check'.G25 'context self check'.K1:'context self check'.K25" chart:data-source-has-labels="both" svg:x="0.962cm" svg:y="3.362cm" svg:width="23.656cm" svg:height="16.721cm">
          <chartooo:coordinate-region svg:x="1.689cm" svg:y="3.562cm" svg:width="22.929cm" svg:height="14.022cm"/>
          <chart:axis chart:dimension="x" chart:name="primary-x" chart:style-name="ch5">
            <chart:categories table:cell-range-address="'context self check'.B2:'context self check'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text self check'.C2:'context self check'.C25" chart:label-cell-address="'context self check'.C1:'context self check'.C1" chart:class="chart:bar">
            <chart:mean-value chart:style-name="ch9"/>
            <chart:data-point chart:repeated="24"/>
          </chart:series>
          <chart:series chart:style-name="ch10" chart:values-cell-range-address="'context self check'.G2:'context self check'.G25" chart:label-cell-address="'context self check'.G1:'context self check'.G1" chart:class="chart:bar">
            <chart:data-point chart:repeated="24"/>
          </chart:series>
          <chart:series chart:style-name="ch11" chart:values-cell-range-address="'context self check'.K2:'context self check'.K25" chart:label-cell-address="'context self check'.K1:'context self check'.K1" chart:class="chart:bar">
            <chart:mean-value chart:style-name="ch12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</text:p>
                <draw:g>
                  <svg:desc>'context self check'.C1:'context self check'.C1</svg:desc>
                </draw:g>
              </table:table-cell>
              <table:table-cell office:value-type="string">
                <text:p>Jaccard</text:p>
                <draw:g>
                  <svg:desc>'context self check'.G1:'context self check'.G1</svg:desc>
                </draw:g>
              </table:table-cell>
              <table:table-cell office:value-type="string">
                <text:p>Overlap</text:p>
                <draw:g>
                  <svg:desc>'context self check'.K1:'context self check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'context self check'.B2:'context self check'.B25</svg:desc>
                </draw:g>
              </table:table-cell>
              <table:table-cell office:value-type="float" office:value="0.904310664416702">
                <text:p>0.904310664416702</text:p>
                <draw:g>
                  <svg:desc>'context self check'.C2:'context self check'.C25</svg:desc>
                </draw:g>
              </table:table-cell>
              <table:table-cell office:value-type="float" office:value="0.266666666666667">
                <text:p>0.266666666666667</text:p>
                <draw:g>
                  <svg:desc>'context self check'.G2:'context self check'.G25</svg:desc>
                </draw:g>
              </table:table-cell>
              <table:table-cell office:value-type="float" office:value="0.541666666666667">
                <text:p>0.541666666666667</text:p>
                <draw:g>
                  <svg:desc>'context self check'.K2:'context self check'.K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918776353559149">
                <text:p>0.91877635355914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955939825837893">
                <text:p>0.955939825837893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839064541039189">
                <text:p>0.83906454103918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980016809205986">
                <text:p>0.980016809205986</text:p>
              </table:table-cell>
              <table:table-cell office:value-type="float" office:value="0.375">
                <text:p>0.3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884020707942481">
                <text:p>0.884020707942481</text:p>
              </table:table-cell>
              <table:table-cell office:value-type="float" office:value="0.375">
                <text:p>0.3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885056954893596">
                <text:p>0.885056954893596</text:p>
              </table:table-cell>
              <table:table-cell office:value-type="float" office:value="0.625">
                <text:p>0.6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974677161463257">
                <text:p>0.974677161463257</text:p>
              </table:table-cell>
              <table:table-cell office:value-type="float" office:value="0.5">
                <text:p>0.5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930114506042284">
                <text:p>0.930114506042284</text:p>
              </table:table-cell>
              <table:table-cell office:value-type="float" office:value="0.375">
                <text:p>0.37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983469935866927">
                <text:p>0.98346993586692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961970027607935">
                <text:p>0.961970027607935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953945554637224">
                <text:p>0.953945554637224</text:p>
              </table:table-cell>
              <table:table-cell office:value-type="float" office:value="0.3">
                <text:p>0.3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999997667581363">
                <text:p>0.999997667581363</text:p>
              </table:table-cell>
              <table:table-cell office:value-type="float" office:value="0.4">
                <text:p>0.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992277876713668">
                <text:p>0.99227787671366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927933951960458">
                <text:p>0.927933951960458</text:p>
              </table:table-cell>
              <table:table-cell office:value-type="float" office:value="0.25">
                <text:p>0.2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95589408858543">
                <text:p>0.95589408858543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932864820836795">
                <text:p>0.93286482083679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993553502643998">
                <text:p>0.993553502643998</text:p>
              </table:table-cell>
              <table:table-cell office:value-type="float" office:value="0.25">
                <text:p>0.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981146885347779">
                <text:p>0.98114688534777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787322709681569">
                <text:p>0.787322709681569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978249886794331">
                <text:p>0.978249886794331</text:p>
              </table:table-cell>
              <table:table-cell office:value-type="float" office:value="0.8">
                <text:p>0.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999986680430222">
                <text:p>0.99998668043022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55cm" svg:height="20.936cm" xlink:href=".." xlink:type="simple" chart:class="chart:bar" chart:style-name="ch1">
        <chart:title svg:x="10.297cm" svg:y="0.554cm" chart:style-name="ch2">
          <text:p>No context Self Similarity</text:p>
        </chart:title>
        <chart:legend chart:legend-position="top" svg:x="10.253cm" svg:y="1.936cm" chart:style-name="ch3"/>
        <chart:plot-area chart:style-name="ch4" table:cell-range-address="'no Context self check'.B2:'no Context self check'.C25 'no Context self check'.C1:'no Context self check'.C1 'no Context self check'.G1:'no Context self check'.G25 'no Context self check'.K1:'no Context self check'.K25" chart:data-source-has-labels="both" svg:x="0.961cm" svg:y="3.362cm" svg:width="23.567cm" svg:height="16.736cm">
          <chartooo:coordinate-region svg:x="1.688cm" svg:y="3.561cm" svg:width="22.84cm" svg:height="14.038cm"/>
          <chart:axis chart:dimension="x" chart:name="primary-x" chart:style-name="ch5">
            <chart:categories table:cell-range-address="'no Context self check'.B2:'no Context self check'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o Context self check'.C2:'no Context self check'.C25" chart:label-cell-address="'no Context self check'.C1:'no Context self check'.C1" chart:class="chart:bar">
            <chart:mean-value chart:style-name="ch9"/>
            <chart:data-point chart:repeated="24"/>
          </chart:series>
          <chart:series chart:style-name="ch10" chart:values-cell-range-address="'no Context self check'.G2:'no Context self check'.G25" chart:label-cell-address="'no Context self check'.G1:'no Context self check'.G1" chart:class="chart:bar">
            <chart:data-point chart:repeated="24"/>
          </chart:series>
          <chart:series chart:style-name="ch11" chart:values-cell-range-address="'no Context self check'.K2:'no Context self check'.K25" chart:label-cell-address="'no Context self check'.K1:'no Context self check'.K1" chart:class="chart:bar"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</text:p>
                <draw:g>
                  <svg:desc>'no Context self check'.C1:'no Context self check'.C1</svg:desc>
                </draw:g>
              </table:table-cell>
              <table:table-cell office:value-type="string">
                <text:p>Jaccard</text:p>
                <draw:g>
                  <svg:desc>'no Context self check'.G1:'no Context self check'.G1</svg:desc>
                </draw:g>
              </table:table-cell>
              <table:table-cell office:value-type="string">
                <text:p>Overlap</text:p>
                <draw:g>
                  <svg:desc>'no Context self check'.K1:'no Context self check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'no Context self check'.B2:'no Context self check'.B25</svg:desc>
                </draw:g>
              </table:table-cell>
              <table:table-cell office:value-type="float" office:value="0.961523947640823">
                <text:p>0.961523947640823</text:p>
                <draw:g>
                  <svg:desc>'no Context self check'.C2:'no Context self check'.C25</svg:desc>
                </draw:g>
              </table:table-cell>
              <table:table-cell office:value-type="float" office:value="0.230769230769231">
                <text:p>0.230769230769231</text:p>
                <draw:g>
                  <svg:desc>'no Context self check'.G2:'no Context self check'.G25</svg:desc>
                </draw:g>
              </table:table-cell>
              <table:table-cell office:value-type="float" office:value="0.5">
                <text:p>0.5</text:p>
                <draw:g>
                  <svg:desc>'no Context self check'.K2:'no Context self check'.K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983733676353928">
                <text:p>0.983733676353928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94103084021032">
                <text:p>0.94103084021032</text:p>
              </table:table-cell>
              <table:table-cell office:value-type="float" office:value="0.4">
                <text:p>0.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878297001298513">
                <text:p>0.878297001298513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908428294751645">
                <text:p>0.90842829475164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961617480752092">
                <text:p>0.961617480752092</text:p>
              </table:table-cell>
              <table:table-cell office:value-type="float" office:value="0.3">
                <text:p>0.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97652582843604">
                <text:p>0.97652582843604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1">
                <text:p>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87719744511179">
                <text:p>0.8771974451117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713811718927077">
                <text:p>0.713811718927077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980891231732179">
                <text:p>0.980891231732179</text:p>
              </table:table-cell>
              <table:table-cell office:value-type="float" office:value="0.3125">
                <text:p>0.31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900668786701961">
                <text:p>0.900668786701961</text:p>
              </table:table-cell>
              <table:table-cell office:value-type="float" office:value="0.4">
                <text:p>0.4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886900638141322">
                <text:p>0.886900638141322</text:p>
              </table:table-cell>
              <table:table-cell office:value-type="float" office:value="0.5">
                <text:p>0.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984786488154278">
                <text:p>0.984786488154278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777224242598077">
                <text:p>0.777224242598077</text:p>
              </table:table-cell>
              <table:table-cell office:value-type="float" office:value="0.4">
                <text:p>0.4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925303891145984">
                <text:p>0.925303891145984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930260509419063">
                <text:p>0.930260509419063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994599703890941">
                <text:p>0.994599703890941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972377672041374">
                <text:p>0.972377672041374</text:p>
              </table:table-cell>
              <table:table-cell office:value-type="float" office:value="0.375">
                <text:p>0.3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626360767994493">
                <text:p>0.626360767994493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934720646077044">
                <text:p>0.93472064607704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mean-valu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061cm" svg:height="21.97cm" xlink:href=".." xlink:type="simple" chart:class="chart:bar" chart:style-name="ch1">
        <chart:title svg:x="11.158cm" svg:y="0.575cm" chart:style-name="ch2">
          <text:p>Context Self Similarity 2</text:p>
        </chart:title>
        <chart:legend chart:legend-position="top" svg:x="11.008cm" svg:y="1.978cm" chart:style-name="ch3"/>
        <chart:plot-area chart:style-name="ch4" table:cell-range-address="'context self check'.B1:'context self check'.C25 'context self check'.G1:'context self check'.G25 'context self check'.K1:'context self check'.K25" chart:data-source-has-labels="both" svg:x="0.991cm" svg:y="3.446cm" svg:width="24.988cm" svg:height="17.665cm">
          <chartooo:coordinate-region svg:x="1.718cm" svg:y="3.645cm" svg:width="24.094cm" svg:height="16.421cm"/>
          <chart:axis chart:dimension="x" chart:name="primary-x" chart:style-name="ch5">
            <chart:categories table:cell-range-address="'context self check'.B2:'context self check'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ntext self check'.C2:'context self check'.C25" chart:label-cell-address="'context self check'.C1:'context self check'.C1" chart:class="chart:bar">
            <chart:mean-value chart:style-name="ch9"/>
            <chart:data-point chart:repeated="24"/>
          </chart:series>
          <chart:series chart:style-name="ch10" chart:values-cell-range-address="'context self check'.G2:'context self check'.G25" chart:label-cell-address="'context self check'.G1:'context self check'.G1" chart:class="chart:bar">
            <chart:data-point chart:repeated="24"/>
          </chart:series>
          <chart:series chart:style-name="ch11" chart:values-cell-range-address="'context self check'.K2:'context self check'.K25" chart:label-cell-address="'context self check'.K1:'context self check'.K1" chart:class="chart:bar">
            <chart:mean-value chart:style-name="ch12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</text:p>
                <draw:g>
                  <svg:desc>'context self check'.C1:'context self check'.C1</svg:desc>
                </draw:g>
              </table:table-cell>
              <table:table-cell office:value-type="string">
                <text:p>Jaccard</text:p>
                <draw:g>
                  <svg:desc>'context self check'.G1:'context self check'.G1</svg:desc>
                </draw:g>
              </table:table-cell>
              <table:table-cell office:value-type="string">
                <text:p>Overlap</text:p>
                <draw:g>
                  <svg:desc>'context self check'.K1:'context self check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'context self check'.B2:'context self check'.B25</svg:desc>
                </draw:g>
              </table:table-cell>
              <table:table-cell office:value-type="float" office:value="0.904310664416702">
                <text:p>0.904310664416702</text:p>
                <draw:g>
                  <svg:desc>'context self check'.C2:'context self check'.C25</svg:desc>
                </draw:g>
              </table:table-cell>
              <table:table-cell office:value-type="float" office:value="0.266666666666667">
                <text:p>0.266666666666667</text:p>
                <draw:g>
                  <svg:desc>'context self check'.G2:'context self check'.G25</svg:desc>
                </draw:g>
              </table:table-cell>
              <table:table-cell office:value-type="float" office:value="0.541666666666667">
                <text:p>0.541666666666667</text:p>
                <draw:g>
                  <svg:desc>'context self check'.K2:'context self check'.K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918776353559149">
                <text:p>0.918776353559149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955939825837893">
                <text:p>0.955939825837893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839064541039189">
                <text:p>0.83906454103918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980016809205986">
                <text:p>0.980016809205986</text:p>
              </table:table-cell>
              <table:table-cell office:value-type="float" office:value="0.375">
                <text:p>0.37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884020707942481">
                <text:p>0.884020707942481</text:p>
              </table:table-cell>
              <table:table-cell office:value-type="float" office:value="0.375">
                <text:p>0.37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885056954893596">
                <text:p>0.885056954893596</text:p>
              </table:table-cell>
              <table:table-cell office:value-type="float" office:value="0.625">
                <text:p>0.6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974677161463257">
                <text:p>0.974677161463257</text:p>
              </table:table-cell>
              <table:table-cell office:value-type="float" office:value="0.5">
                <text:p>0.5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930114506042284">
                <text:p>0.930114506042284</text:p>
              </table:table-cell>
              <table:table-cell office:value-type="float" office:value="0.375">
                <text:p>0.37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983469935866927">
                <text:p>0.98346993586692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961970027607935">
                <text:p>0.961970027607935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953945554637224">
                <text:p>0.953945554637224</text:p>
              </table:table-cell>
              <table:table-cell office:value-type="float" office:value="0.3">
                <text:p>0.3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0.999997667581363">
                <text:p>0.999997667581363</text:p>
              </table:table-cell>
              <table:table-cell office:value-type="float" office:value="0.4">
                <text:p>0.4</text:p>
              </table:table-cell>
              <table:table-cell office:value-type="float" office:value="0.916666666666667">
                <text:p>0.916666666666667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992277876713668">
                <text:p>0.99227787671366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927933951960458">
                <text:p>0.927933951960458</text:p>
              </table:table-cell>
              <table:table-cell office:value-type="float" office:value="0.25">
                <text:p>0.2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95589408858543">
                <text:p>0.95589408858543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932864820836795">
                <text:p>0.93286482083679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993553502643998">
                <text:p>0.993553502643998</text:p>
              </table:table-cell>
              <table:table-cell office:value-type="float" office:value="0.25">
                <text:p>0.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981146885347779">
                <text:p>0.98114688534777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787322709681569">
                <text:p>0.787322709681569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978249886794331">
                <text:p>0.978249886794331</text:p>
              </table:table-cell>
              <table:table-cell office:value-type="float" office:value="0.8">
                <text:p>0.8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999986680430222">
                <text:p>0.99998668043022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mean-valu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844cm" svg:height="20.876cm" xlink:href=".." xlink:type="simple" chart:class="chart:bar" chart:style-name="ch1">
        <chart:title svg:x="10.719cm" svg:y="0.553cm" chart:style-name="ch2">
          <text:p>No Context Self Similarity 2</text:p>
        </chart:title>
        <chart:legend chart:legend-position="top" svg:x="10.9cm" svg:y="1.934cm" chart:style-name="ch3"/>
        <chart:plot-area chart:style-name="ch4" table:cell-range-address="'no Context self check'.B1:'no Context self check'.C25 'no Context self check'.G1:'no Context self check'.G25 'no Context self check'.K1:'no Context self check'.K25" chart:data-source-has-labels="both" svg:x="0.986cm" svg:y="3.358cm" svg:width="24.786cm" svg:height="16.681cm">
          <chartooo:coordinate-region svg:x="1.713cm" svg:y="3.557cm" svg:width="24.059cm" svg:height="15.437cm"/>
          <chart:axis chart:dimension="x" chart:name="primary-x" chart:style-name="ch5">
            <chart:categories table:cell-range-address="'no Context self check'.B2:'no Context self check'.B2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no Context self check'.C2:'no Context self check'.C25" chart:label-cell-address="'no Context self check'.C1:'no Context self check'.C1" chart:class="chart:bar">
            <chart:mean-value chart:style-name="ch9"/>
            <chart:data-point chart:repeated="24"/>
          </chart:series>
          <chart:series chart:style-name="ch10" chart:values-cell-range-address="'no Context self check'.G2:'no Context self check'.G25" chart:label-cell-address="'no Context self check'.G1:'no Context self check'.G1" chart:class="chart:bar">
            <chart:data-point chart:repeated="24"/>
          </chart:series>
          <chart:series chart:style-name="ch11" chart:values-cell-range-address="'no Context self check'.K2:'no Context self check'.K25" chart:label-cell-address="'no Context self check'.K1:'no Context self check'.K1" chart:class="chart:bar">
            <chart:mean-value chart:style-name="ch12"/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ine</text:p>
                <draw:g>
                  <svg:desc>'no Context self check'.C1:'no Context self check'.C1</svg:desc>
                </draw:g>
              </table:table-cell>
              <table:table-cell office:value-type="string">
                <text:p>Jaccard</text:p>
                <draw:g>
                  <svg:desc>'no Context self check'.G1:'no Context self check'.G1</svg:desc>
                </draw:g>
              </table:table-cell>
              <table:table-cell office:value-type="string">
                <text:p>Overlap</text:p>
                <draw:g>
                  <svg:desc>'no Context self check'.K1:'no Context self check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 intensified</text:p>
                <draw:g>
                  <svg:desc>'no Context self check'.B2:'no Context self check'.B25</svg:desc>
                </draw:g>
              </table:table-cell>
              <table:table-cell office:value-type="float" office:value="0.910182054618206">
                <text:p>0.910182054618206</text:p>
                <draw:g>
                  <svg:desc>'no Context self check'.C2:'no Context self check'.C25</svg:desc>
                </draw:g>
              </table:table-cell>
              <table:table-cell office:value-type="float" office:value="0.153846153846154">
                <text:p>0.153846153846154</text:p>
                <draw:g>
                  <svg:desc>'no Context self check'.G2:'no Context self check'.G25</svg:desc>
                </draw:g>
              </table:table-cell>
              <table:table-cell office:value-type="float" office:value="0.375">
                <text:p>0.375</text:p>
                <draw:g>
                  <svg:desc>'no Context self check'.K2:'no Context self check'.K25</svg:desc>
                </draw:g>
              </table:table-cell>
            </table:table-row>
            <table:table-row>
              <table:table-cell office:value-type="string">
                <text:p> received</text:p>
              </table:table-cell>
              <table:table-cell office:value-type="float" office:value="0.999546801148327">
                <text:p>0.99954680114832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sovereign</text:p>
              </table:table-cell>
              <table:table-cell office:value-type="float" office:value="0.883397741265959">
                <text:p>0.883397741265959</text:p>
              </table:table-cell>
              <table:table-cell office:value-type="float" office:value="0.3">
                <text:p>0.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 installment</text:p>
              </table:table-cell>
              <table:table-cell office:value-type="float" office:value="0.989919539268929">
                <text:p>0.989919539268929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 obligated</text:p>
              </table:table-cell>
              <table:table-cell office:value-type="float" office:value="0.954511636302884">
                <text:p>0.95451163630288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 published</text:p>
              </table:table-cell>
              <table:table-cell office:value-type="float" office:value="0.994325463604356">
                <text:p>0.994325463604356</text:p>
              </table:table-cell>
              <table:table-cell office:value-type="float" office:value="0.4">
                <text:p>0.4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 carcass</text:p>
              </table:table-cell>
              <table:table-cell office:value-type="float" office:value="0.909268492964578">
                <text:p>0.909268492964578</text:p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satellite</text:p>
              </table:table-cell>
              <table:table-cell office:value-type="float" office:value="0.999773234057328">
                <text:p>0.99977323405732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ancient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 practice</text:p>
              </table:table-cell>
              <table:table-cell office:value-type="float" office:value="0.954545454545455">
                <text:p>0.954545454545455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 edited</text:p>
              </table:table-cell>
              <table:table-cell office:value-type="float" office:value="0.952212095836781">
                <text:p>0.952212095836781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invaded</text:p>
              </table:table-cell>
              <table:table-cell office:value-type="float" office:value="0.98907071009368">
                <text:p>0.98907071009368</text:p>
              </table:table-cell>
              <table:table-cell office:value-type="float" office:value="0.3125">
                <text:p>0.31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antagonist</text:p>
              </table:table-cell>
              <table:table-cell office:value-type="float" office:value="0.977372094268387">
                <text:p>0.977372094268387</text:p>
              </table:table-cell>
              <table:table-cell office:value-type="float" office:value="0.5">
                <text:p>0.5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 combat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875">
                <text:p>0.875</text:p>
              </table:table-cell>
            </table:table-row>
            <table:table-row>
              <table:table-cell office:value-type="string">
                <text:p> predominantly</text:p>
              </table:table-cell>
              <table:table-cell office:value-type="float" office:value="0.942030145446989">
                <text:p>0.942030145446989</text:p>
              </table:table-cell>
              <table:table-cell office:value-type="float" office:value="0.6">
                <text:p>0.6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 retired</text:p>
              </table:table-cell>
              <table:table-cell office:value-type="float" office:value="0.984630629429086">
                <text:p>0.984630629429086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 founded</text:p>
              </table:table-cell>
              <table:table-cell office:value-type="float" office:value="0.966012279167457">
                <text:p>0.966012279167457</text:p>
              </table:table-cell>
              <table:table-cell office:value-type="float" office:value="0.4">
                <text:p>0.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longevity</text:p>
              </table:table-cell>
              <table:table-cell office:value-type="float" office:value="0.766748476233537">
                <text:p>0.766748476233537</text:p>
              </table:table-cell>
              <table:table-cell office:value-type="float" office:value="0.347826086956522">
                <text:p>0.347826086956522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 settled</text:p>
              </table:table-cell>
              <table:table-cell office:value-type="float" office:value="0.93727932208885">
                <text:p>0.93727932208885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0.541666666666667">
                <text:p>0.541666666666667</text:p>
              </table:table-cell>
            </table:table-row>
            <table:table-row>
              <table:table-cell office:value-type="string">
                <text:p> produced</text:p>
              </table:table-cell>
              <table:table-cell office:value-type="float" office:value="0.998868137724438">
                <text:p>0.99886813772443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competitions</text:p>
              </table:table-cell>
              <table:table-cell office:value-type="float" office:value="0.945649217084804">
                <text:p>0.945649217084804</text:p>
              </table:table-cell>
              <table:table-cell office:value-type="float" office:value="0.5">
                <text:p>0.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 footballer</text:p>
              </table:table-cell>
              <table:table-cell office:value-type="float" office:value="0.905909938162051">
                <text:p>0.905909938162051</text:p>
              </table:table-cell>
              <table:table-cell office:value-type="float" office:value="0.25">
                <text:p>0.25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 conceals</text:p>
              </table:table-cell>
              <table:table-cell office:value-type="float" office:value="0.99999805485125">
                <text:p>0.9999980548512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958333333333333">
                <text:p>0.958333333333333</text:p>
              </table:table-cell>
            </table:table-row>
            <table:table-row>
              <table:table-cell office:value-type="string">
                <text:p> express</text:p>
              </table:table-cell>
              <table:table-cell office:value-type="float" office:value="0.939573009430001">
                <text:p>0.93957300943000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0.666666666666667">
                <text:p>0.666666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